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07DAA7F1.png" manifest:media-type="image/png"/>
  <manifest:file-entry manifest:full-path="Pictures/10000000000000080000000815A35238.png" manifest:media-type="image/png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7.022cm" fo:min-width="34.552cm" loext:decorative="false"/>
    </style:style>
    <style:style style:name="gr2" style:family="graphic" style:parent-style-name="standard" style:list-style-name="L2">
      <style:graphic-properties draw:stroke="solid" draw:stroke-dash="Long_20_Dash" svg:stroke-color="#000000" draw:fill="bitmap" draw:fill-color="#b4c7dc" draw:fill-hatch-solid="true" draw:fill-image-name="Bitmap_20_29" style:repeat="repeat" draw:textarea-horizontal-align="justify" draw:textarea-vertical-align="top" draw:auto-grow-height="false" fo:min-height="3.052cm" fo:min-width="5.85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Long_20_Dash" svg:stroke-color="#000000" draw:fill="bitmap" draw:fill-color="#b4c7dc" draw:fill-hatch-solid="true" draw:fill-image-name="Bitmap_20_29" style:repeat="repeat" draw:textarea-horizontal-align="justify" draw:textarea-vertical-align="top" draw:auto-grow-height="false" fo:min-height="3.052cm" fo:min-width="5.85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solid" draw:stroke-dash="Long_20_Dash" svg:stroke-width="0cm" svg:stroke-color="#000000" draw:marker-start-width="0.152cm" draw:marker-end-width="0.152cm" svg:stroke-opacity="100%" draw:stroke-linejoin="round" draw:fill="hatch" draw:fill-color="#b4c7dc" draw:fill-hatch-name="Red_20_90_20_Degrees_20_Crossed_20_10" draw:fill-hatch-solid="true" style:repeat="repeat" draw:textarea-horizontal-align="justify" draw:textarea-vertical-align="top" draw:auto-grow-height="false" fo:min-height="3.071cm" fo:min-width="5.87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draw:stroke-dash="Long_20_Dash" svg:stroke-width="0cm" svg:stroke-color="#000000" draw:marker-start-width="0.152cm" draw:marker-end-width="0.152cm" svg:stroke-opacity="100%" draw:stroke-linejoin="miter" draw:fill="hatch" draw:fill-color="#f7d1d5" draw:gradient-step-count="0" draw:fill-hatch-name="Red_20_90_20_Degrees_20_Crossed_20_13" draw:fill-hatch-solid="true" style:repeat="repeat" draw:textarea-horizontal-align="justify" draw:textarea-vertical-align="top" draw:auto-grow-height="false" fo:min-height="3.071cm" fo:min-width="5.87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Double_20_Dash" svg:stroke-color="#000000" draw:marker-start="Arrowheads_20_50" draw:marker-start-width="0cm" draw:marker-end-width="0cm" draw:fill="none" draw:textarea-vertical-align="middle" loext:decorative="false"/>
    </style:style>
    <style:style style:name="gr7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3.045cm" fo:min-width="4.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3.045cm" fo:min-width="4.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000000" draw:fill="solid" draw:fill-color="#b7b3ca" draw:textarea-horizontal-align="justify" draw:textarea-vertical-align="middle" draw:auto-grow-height="false" fo:min-height="1.338cm" fo:min-width="2.549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000000" draw:fill="solid" draw:fill-color="#b7b3ca" draw:textarea-horizontal-align="justify" draw:textarea-vertical-align="middle" draw:auto-grow-height="false" fo:min-height="1.338cm" fo:min-width="2.549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203cm" draw:marker-end="Arrow" draw:marker-end-width="0.203cm" draw:fill="none" draw:textarea-vertical-align="middle" loext:decorative="false"/>
    </style:style>
    <style:style style:name="gr13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>
      <style:graphic-properties draw:fill="hatch" draw:fill-color="#f7d1d5" draw:fill-hatch-name="Red_20_90_20_Degrees_20_Crossed_20_13" draw:fill-hatch-solid="true" draw:textarea-vertical-align="bottom" loext:decorative="false"/>
      <style:paragraph-properties style:writing-mode="lr-tb"/>
    </style:style>
    <style:style style:name="gr18" style:family="graphic" style:parent-style-name="standard">
      <style:graphic-properties draw:fill="hatch" draw:fill-color="#f7d1d5" draw:fill-hatch-name="Red_20_90_20_Degrees_20_Crossed_20_13" draw:fill-hatch-solid="true" draw:textarea-horizontal-align="justify" draw:textarea-vertical-align="middle" draw:auto-grow-height="false" fo:min-height="0.417cm" fo:min-width="0.167cm" fo:wrap-option="wrap" loext:decorative="false"/>
    </style:style>
    <style:style style:name="gr19" style:family="graphic" style:parent-style-name="standard">
      <style:graphic-properties draw:fill="hatch" draw:fill-color="#b4c7dc" draw:fill-hatch-name="Red_20_90_20_Degrees_20_Crossed_20_10" draw:fill-hatch-solid="true" draw:textarea-vertical-align="bottom" loext:decorative="false"/>
      <style:paragraph-properties style:writing-mode="lr-tb"/>
    </style:style>
    <style:style style:name="gr20" style:family="graphic" style:parent-style-name="standard">
      <style:graphic-properties draw:fill="hatch" draw:fill-color="#b4c7dc" draw:fill-hatch-name="Red_20_90_20_Degrees_20_Crossed_20_10" draw:fill-hatch-solid="true" draw:textarea-horizontal-align="justify" draw:textarea-vertical-align="middle" draw:auto-grow-height="false" fo:min-height="0.417cm" fo:min-width="0.167cm" fo:wrap-option="wrap" loext:decorative="false"/>
    </style:style>
    <style:style style:name="gr21" style:family="graphic" style:parent-style-name="objectwithoutfill">
      <style:graphic-properties svg:stroke-color="#000000" draw:marker-start-width="0cm" draw:marker-end="Arrow" draw:marker-end-width="0.3cm" draw:fill="none" draw:textarea-vertical-align="middle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26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solid" draw:stroke-dash="Long_20_Dash" svg:stroke-color="#000000" draw:fill="bitmap" draw:fill-color="#b4c7dc" draw:fill-hatch-solid="true" draw:fill-image-name="Bitmap_20_29" style:repeat="repeat" draw:textarea-horizontal-align="justify" draw:textarea-vertical-align="top" draw:auto-grow-height="false" fo:min-height="3.052cm" fo:min-width="5.85cm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draw:stroke-dash="Long_20_Dash" svg:stroke-color="#000000" draw:fill="bitmap" draw:fill-color="#b4c7dc" draw:fill-hatch-solid="true" draw:fill-image-name="Bitmap_20_29" style:repeat="repeat" draw:textarea-horizontal-align="justify" draw:textarea-vertical-align="top" draw:auto-grow-height="false" fo:min-height="3.052cm" fo:min-width="5.85cm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solid" draw:stroke-dash="Long_20_Dash" svg:stroke-width="0cm" svg:stroke-color="#000000" draw:marker-start-width="0.152cm" draw:marker-end-width="0.152cm" svg:stroke-opacity="100%" draw:stroke-linejoin="round" draw:fill="hatch" draw:fill-color="#b4c7dc" draw:fill-hatch-name="Red_20_90_20_Degrees_20_Crossed_20_10" draw:fill-hatch-solid="true" style:repeat="repeat" draw:textarea-horizontal-align="justify" draw:textarea-vertical-align="top" draw:auto-grow-height="false" fo:min-height="3.071cm" fo:min-width="5.87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solid" draw:stroke-dash="Long_20_Dash" svg:stroke-width="0cm" svg:stroke-color="#000000" draw:marker-start-width="0.152cm" draw:marker-end-width="0.152cm" svg:stroke-opacity="100%" draw:stroke-linejoin="miter" draw:fill="hatch" draw:fill-color="#f7d1d5" draw:gradient-step-count="0" draw:fill-hatch-name="Red_20_90_20_Degrees_20_Crossed_20_13" draw:fill-hatch-solid="true" style:repeat="repeat" draw:textarea-horizontal-align="justify" draw:textarea-vertical-align="top" draw:auto-grow-height="false" fo:min-height="3.071cm" fo:min-width="5.87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39" style:family="graphic" style:parent-style-name="objectwithoutfill">
      <style:graphic-properties svg:stroke-color="#000000" draw:marker-start-width="0cm" draw:marker-end="Arrow" draw:marker-end-width="0.3cm" draw:fill="none" draw:textarea-vertical-align="middle" loext:decorative="false"/>
    </style:style>
    <style:style style:name="gr4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3.045cm" fo:min-width="4.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3.045cm" fo:min-width="4.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svg:stroke-color="#000000" draw:fill="solid" draw:fill-color="#b7b3ca" draw:textarea-horizontal-align="justify" draw:textarea-vertical-align="middle" draw:auto-grow-height="false" fo:min-height="1.338cm" fo:min-width="2.549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svg:stroke-color="#000000" draw:fill="solid" draw:fill-color="#b7b3ca" draw:textarea-horizontal-align="justify" draw:textarea-vertical-align="middle" draw:auto-grow-height="false" fo:min-height="1.338cm" fo:min-width="2.549cm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weight-complex="bold"/>
    </style:style>
    <style:style style:name="P3" style:family="paragraph">
      <loext:graphic-properties draw:fill="bitmap" draw:fill-color="#b4c7dc" draw:fill-hatch-solid="true" draw:fill-image-name="Bitmap_20_29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bold"/>
    </style:style>
    <style:style style:name="P5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600"/>
    </style:style>
    <style:style style:name="P7" style:family="paragraph">
      <loext:graphic-properties draw:fill="hatch" draw:fill-color="#f7d1d5" draw:gradient-step-count="0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600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style="normal" fo:font-weight="normal" style:font-size-asian="12pt" style:font-size-complex="12pt" style:font-weight-complex="600"/>
    </style:style>
    <style:style style:name="P10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style="normal" fo:font-weight="normal" style:font-size-asian="12pt" style:font-size-complex="12pt" style:font-weight-complex="600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bold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/>
    </style:style>
    <style:style style:name="P14" style:family="paragraph">
      <loext:graphic-properties draw:fill="solid" draw:fill-color="#b7b3ca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7" style:family="paragraph">
      <style:paragraph-properties fo:text-align="center"/>
    </style:style>
    <style:style style:name="P18" style:family="paragraph">
      <loext:graphic-properties draw:fill="hatch" draw:fill-color="#f7d1d5" draw:fill-hatch-name="Red_20_90_20_Degrees_20_Crossed_20_13" draw:fill-hatch-solid="true"/>
      <style:paragraph-properties fo:text-align="center"/>
      <style:text-properties fo:font-size="12pt"/>
    </style:style>
    <style:style style:name="P19" style:family="paragraph">
      <loext:graphic-properties draw:fill="hatch" draw:fill-color="#f7d1d5" draw:fill-hatch-name="Red_20_90_20_Degrees_20_Crossed_20_13" draw:fill-hatch-solid="true"/>
      <style:paragraph-properties fo:text-align="center"/>
    </style:style>
    <style:style style:name="P20" style:family="paragraph">
      <loext:graphic-properties draw:fill="hatch" draw:fill-color="#b4c7dc" draw:fill-hatch-name="Red_20_90_20_Degrees_20_Crossed_20_10" draw:fill-hatch-solid="true"/>
      <style:paragraph-properties fo:text-align="center"/>
      <style:text-properties fo:font-size="12pt"/>
    </style:style>
    <style:style style:name="P21" style:family="paragraph">
      <loext:graphic-properties draw:fill="hatch" draw:fill-color="#b4c7dc" draw:fill-hatch-name="Red_20_90_20_Degrees_20_Crossed_20_10" draw:fill-hatch-solid="true"/>
      <style:paragraph-properties fo:text-align="center"/>
    </style:style>
    <style:style style:name="T1" style:family="text">
      <style:text-properties fo:color="#000000" loext:opacity="100%" style:font-name="Liberation Sans1" fo:font-size="12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1" fo:font-size="12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color="#000000" loext:opacity="100%" style:font-name="Liberation Sans1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5.052cm" svg:height="17.27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3.302cm" svg:x="20.05cm" svg:y="1.9cm">
          <draw:glue-point draw:id="4" svg:x="-4.982cm" svg:y="-1.538cm"/>
          <draw:glue-point draw:id="5" svg:x="-5.001cm" svg:y="1.792cm"/>
          <draw:glue-point draw:id="6" svg:x="-2.5cm" svg:y="5cm"/>
          <draw:glue-point draw:id="7" svg:x="2.5cm" svg:y="5cm"/>
          <draw:glue-point draw:id="8" svg:x="5.001cm" svg:y="-1.538cm"/>
          <draw:glue-point draw:id="9" svg:x="5.001cm" svg:y="1.538cm"/>
          <text:p text:style-name="P2"><text:span text:style-name="T1">Authorization Server</text:span></text:p>
          <text:p text:style-name="P2"><text:span text:style-name="T1">(AS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35cm" svg:height="3.302cm" svg:x="8.62cm" svg:y="1.9cm">
          <draw:glue-point draw:id="4" svg:x="-2.433cm" svg:y="4.936cm"/>
          <draw:glue-point draw:id="5" svg:x="2.566cm" svg:y="4.936cm"/>
          <draw:glue-point draw:id="6" svg:x="-3.175cm" svg:y="-0.508cm" draw:align="center"/>
          <draw:glue-point draw:id="7" svg:x="-5.001cm" svg:y="1.09cm"/>
          <text:p text:style-name="P2"><text:span text:style-name="T1">Authorization Server</text:span></text:p>
          <text:p text:style-name="P2"><text:span text:style-name="T1">(AS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4" draw:id="id4" draw:layer="layout" svg:width="6.35cm" svg:height="3.302cm" svg:x="20.08cm" svg:y="9.52cm">
          <draw:glue-point draw:id="4" svg:x="-5.001cm" svg:y="1.538cm"/>
          <draw:glue-point draw:id="5" svg:x="-5cm" svg:y="4.23cm"/>
          <draw:glue-point draw:id="6" svg:x="-2.5cm" svg:y="-5cm"/>
          <draw:glue-point draw:id="7" svg:x="2.5cm" svg:y="-5cm"/>
          <draw:glue-point draw:id="8" svg:x="5.001cm" svg:y="-1.538cm"/>
          <draw:glue-point draw:id="9" svg:x="5.001cm" svg:y="1.153cm"/>
          <draw:glue-point draw:id="10" svg:x="-5.001cm" svg:y="-4.264cm"/>
          <draw:glue-point draw:id="11" svg:x="-5.001cm" svg:y="-1.571cm"/>
          <text:p text:style-name="P4"><text:span text:style-name="T1">Resource Server/Client</text:span></text:p>
          <text:p text:style-name="P4"><text:span text:style-name="T1">(RS2/Client3)</text:span></text:p>
          <text:p text:style-name="P4"><text:span text:style-name="T1">a.k.a.</text:span></text:p>
          <text:p text:style-name="P4"><text:span text:style-name="T1">Mailbox/Mail Transfer Agent</text:span></text:p>
          <text:p text:style-name="P4"><text:span text:style-name="T1">(MBX2/MTA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2" draw:id="id2" draw:layer="layout" svg:width="6.35cm" svg:height="3.302cm" svg:x="8.65cm" svg:y="9.52cm">
          <draw:glue-point draw:id="4" svg:x="-2.5cm" svg:y="-5cm"/>
          <draw:glue-point draw:id="5" svg:x="2.5cm" svg:y="-5cm"/>
          <draw:glue-point draw:id="6" svg:x="5cm" svg:y="-4.23cm"/>
          <draw:glue-point draw:id="7" svg:x="5.001cm" svg:y="1.538cm"/>
          <draw:glue-point draw:id="8" svg:x="5cm" svg:y="4.23cm"/>
          <draw:glue-point draw:id="9" svg:x="-4.982cm" svg:y="-1.538cm"/>
          <draw:glue-point draw:id="10" svg:x="-4.982cm" svg:y="1.153cm"/>
          <draw:glue-point draw:id="11" svg:x="5.001cm" svg:y="-1.571cm"/>
          <text:p text:style-name="P6"><text:span text:style-name="T2">Resource Server/Client</text:span></text:p>
          <text:p text:style-name="P6"><text:span text:style-name="T2">(RS1/Client2)</text:span></text:p>
          <text:p text:style-name="P6"><text:span text:style-name="T2">a.k.a.</text:span></text:p>
          <text:p text:style-name="P6"><text:span text:style-name="T2">Mailbox/Mail Transfer Agent</text:span></text:p>
          <text:p text:style-name="P6"><text:span text:style-name="T2">(MBX1/MTA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17.54cm" svg:y1="0.819cm" svg:x2="17.54cm" svg:y2="16.567cm">
          <text:p/>
        </draw:line>
        <draw:custom-shape draw:style-name="gr7" draw:text-style-name="P10" draw:layer="layout" svg:width="5.08cm" svg:height="3.302cm" svg:x="1cm" svg:y="5.71cm">
          <draw:glue-point draw:id="4" svg:x="5cm" svg:y="-3.846cm"/>
          <draw:glue-point draw:id="5" svg:x="5cm" svg:y="-1.153cm"/>
          <draw:glue-point draw:id="6" svg:x="5cm" svg:y="1.153cm"/>
          <draw:glue-point draw:id="7" svg:x="5cm" svg:y="3.846cm"/>
          <text:p text:style-name="P9"><text:span text:style-name="T2">Client</text:span></text:p>
          <text:p text:style-name="P9"><text:span text:style-name="T2">(Client1)</text:span></text:p>
          <text:p text:style-name="P9"><text:span text:style-name="T2">a.k.a.</text:span></text:p>
          <text:p text:style-name="P9"><text:span text:style-name="T2">Webmail</text:span></text:p>
          <text:p text:style-name="P9"><text:span text:style-name="T2">(App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5.08cm" svg:height="3.302cm" svg:x="28.94cm" svg:y="5.71cm">
          <draw:glue-point draw:id="4" svg:x="-5cm" svg:y="-3.846cm"/>
          <draw:glue-point draw:id="5" svg:x="-5cm" svg:y="-1.153cm"/>
          <draw:glue-point draw:id="6" svg:x="-5cm" svg:y="1.153cm"/>
          <draw:glue-point draw:id="7" svg:x="-5cm" svg:y="3.846cm"/>
          <text:p text:style-name="P9"><text:span text:style-name="T2">Client</text:span></text:p>
          <text:p text:style-name="P9"><text:span text:style-name="T2">(Client4)</text:span></text:p>
          <text:p text:style-name="P9"><text:span text:style-name="T2">a.k.a.</text:span></text:p>
          <text:p text:style-name="P9"><text:span text:style-name="T2">Webmail</text:span></text:p>
          <text:p text:style-name="P9"><text:span text:style-name="T2">(APP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3.35cm" svg:height="0.769cm" svg:x="4.809cm" svg:y="2.276cm">
          <text:list text:style-name="L3">
            <text:list-item>
              <text:p text:style-name="P11"><text:span text:style-name="T1">Login, Cons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4" xml:id="id1" draw:id="id1" draw:layer="layout" svg:width="3.048cm" svg:height="2.54cm" svg:x="10.301cm" svg:y="14.092cm">
          <text:p text:style-name="P13"><text:span text:style-name="T1">Store</text:span></text:p>
          <text:p text:style-name="P13"><text:span text:style-name="T1">(Store1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4" xml:id="id3" draw:id="id3" draw:layer="layout" svg:width="3.048cm" svg:height="2.54cm" svg:x="21.731cm" svg:y="14.092cm">
          <text:p text:style-name="P13"><text:span text:style-name="T1">Store</text:span></text:p>
          <text:p text:style-name="P13"><text:span text:style-name="T1">(Store2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8" draw:layer="layout" draw:type="line" svg:x1="11.825cm" svg:y1="14.092cm" svg:x2="11.825cm" svg:y2="12.822cm" draw:start-shape="id1" draw:start-glue-point="5" draw:end-shape="id2" draw:end-glue-point="2" svg:d="M11825 14092v-1270" svg:viewBox="0 0 1 1271">
          <text:p/>
        </draw:connector>
        <draw:connector draw:style-name="gr12" draw:text-style-name="P8" draw:layer="layout" draw:type="line" svg:x1="23.255cm" svg:y1="14.092cm" svg:x2="23.255cm" svg:y2="12.822cm" draw:start-shape="id3" draw:start-glue-point="5" draw:end-shape="id4" draw:end-glue-point="2" svg:d="M23255 14092v-1270" svg:viewBox="0 0 1 1271">
          <text:p/>
        </draw:connector>
        <draw:custom-shape draw:style-name="gr13" draw:text-style-name="P16" draw:layer="layout" svg:width="3.447cm" svg:height="0.854cm" svg:x="10.093cm" svg:y="0.599cm">
          <text:list text:style-name="L3">
            <text:list-item>
              <text:p text:style-name="P15"><text:span text:style-name="T3">example.co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6" draw:layer="layout" svg:width="3.228cm" svg:height="0.854cm" svg:x="21.626cm" svg:y="0.6cm">
          <text:list text:style-name="L3">
            <text:list-item>
              <text:p text:style-name="P15"><text:span text:style-name="T3">example.org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6" draw:layer="layout" svg:width="4.969cm" svg:height="0.854cm" svg:x="1.11cm" svg:y="0.6cm">
          <text:list text:style-name="L3">
            <text:list-item>
              <text:p text:style-name="P15"><text:span text:style-name="T3">alice@example.co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16" draw:layer="layout" svg:width="4.557cm" svg:height="0.854cm" svg:x="29.216cm" svg:y="0.601cm">
          <text:list text:style-name="L3">
            <text:list-item>
              <text:p text:style-name="P15"><text:span text:style-name="T3">bob@example.org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ircle draw:style-name="gr17" draw:text-style-name="P18" draw:layer="layout" svg:width="1.578cm" svg:height="1.578cm" svg:x="2.751cm" svg:y="2.991cm" draw:kind="cut" draw:start-angle="359.88" draw:end-angle="180.3">
          <text:p text:style-name="P17"><text:span text:style-name="T4">User</text:span></text:p>
        </draw:circle>
        <draw:custom-shape draw:style-name="gr18" draw:text-style-name="P19" draw:layer="layout" svg:width="0.943cm" svg:height="0.943cm" svg:x="3.067cm" svg:y="2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19" draw:text-style-name="P20" draw:layer="layout" svg:width="1.578cm" svg:height="1.578cm" svg:x="30.706cm" svg:y="2.991cm" draw:kind="cut" draw:start-angle="359.88" draw:end-angle="180.3">
          <text:p text:style-name="P17"><text:span text:style-name="T4">User</text:span></text:p>
        </draw:circle>
        <draw:custom-shape draw:style-name="gr20" draw:text-style-name="P21" draw:layer="layout" svg:width="0.943cm" svg:height="0.943cm" svg:x="31.022cm" svg:y="2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8" draw:layer="layout" svg:x1="4.683cm" svg:y1="3.032cm" svg:x2="8.62cm" svg:y2="3.032cm">
          <text:p/>
        </draw:line>
        <draw:line draw:style-name="gr21" draw:text-style-name="P8" draw:layer="layout" svg:x1="30.464cm" svg:y1="3.032cm" svg:x2="26.4cm" svg:y2="3.032cm">
          <text:p/>
        </draw:line>
        <draw:custom-shape draw:style-name="gr22" draw:text-style-name="P12" draw:layer="layout" svg:width="3.35cm" svg:height="0.769cm" svg:x="27.01cm" svg:y="2.276cm">
          <text:list text:style-name="L3">
            <text:list-item>
              <text:p text:style-name="P11"><text:span text:style-name="T1">Login, </text:span><text:span text:style-name="T1">Cons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1" draw:text-style-name="P8" draw:layer="layout" svg:x1="3.54cm" svg:y1="4.048cm" svg:x2="3.54cm" svg:y2="5.699cm">
          <text:p/>
        </draw:line>
        <draw:custom-shape draw:style-name="gr23" draw:text-style-name="P12" draw:layer="layout" svg:width="1.466cm" svg:height="0.769cm" svg:x="3.553cm" svg:y="4.376cm">
          <text:list text:style-name="L3">
            <text:list-item>
              <text:p text:style-name="P11"><text:span text:style-name="T1">Us</text:span><text:span text:style-name="T1">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1" draw:text-style-name="P8" draw:layer="layout" svg:x1="31.48cm" svg:y1="4.048cm" svg:x2="31.48cm" svg:y2="5.699cm">
          <text:p/>
        </draw:line>
        <draw:custom-shape draw:style-name="gr24" draw:text-style-name="P12" draw:layer="layout" svg:width="1.466cm" svg:height="0.769cm" svg:x="30.011cm" svg:y="4.376cm">
          <text:list text:style-name="L3">
            <text:list-item>
              <text:p text:style-name="P11"><text:span text:style-name="T1">Us</text:span><text:span text:style-name="T1">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5" draw:text-style-name="P17" draw:layer="layout" svg:x1="8.62cm" svg:y1="3.921cm" svg:x2="6.08cm" svg:y2="6.08cm">
          <text:p/>
        </draw:line>
        <draw:line draw:style-name="gr25" draw:text-style-name="P17" draw:layer="layout" svg:x1="6.08cm" svg:y1="7.731cm" svg:x2="8.62cm" svg:y2="10.652cm">
          <text:p/>
        </draw:line>
        <draw:line draw:style-name="gr25" draw:text-style-name="P17" draw:layer="layout" svg:x1="28.94cm" svg:y1="6.08cm" svg:x2="26.4cm" svg:y2="4.048cm">
          <text:p/>
        </draw:line>
        <draw:line draw:style-name="gr25" draw:text-style-name="P17" draw:layer="layout" svg:x1="28.94cm" svg:y1="7.731cm" svg:x2="26.4cm" svg:y2="10.652cm">
          <text:p/>
        </draw:line>
        <draw:line draw:style-name="gr25" draw:text-style-name="P17" draw:layer="layout" svg:x1="14.97cm" svg:y1="10.652cm" svg:x2="20.05cm" svg:y2="10.652cm">
          <text:p/>
        </draw:line>
        <draw:custom-shape draw:style-name="gr26" draw:text-style-name="P12" draw:layer="layout" svg:width="4.415cm" svg:height="0.769cm" svg:x="15.321cm" svg:y="9.876cm">
          <text:list text:style-name="L3">
            <text:list-item>
              <text:p text:style-name="P11"><text:span text:style-name="T1">Transfers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5" draw:text-style-name="P17" draw:layer="layout" svg:x1="11.668cm" svg:y1="5.191cm" svg:x2="11.668cm" svg:y2="9.509cm">
          <text:p/>
        </draw:line>
        <draw:line draw:style-name="gr25" draw:text-style-name="P17" draw:layer="layout" svg:x1="23.225cm" svg:y1="5.191cm" svg:x2="23.225cm" svg:y2="9.509cm">
          <text:p/>
        </draw:line>
        <draw:custom-shape draw:style-name="gr27" draw:text-style-name="P12" draw:layer="layout" svg:width="2.8cm" svg:height="0.769cm" svg:x="5.174cm" svg:y="3.876cm">
          <text:list text:style-name="L3">
            <text:list-item>
              <text:p text:style-name="P11"><text:span text:style-name="T1">Grant Toke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" draw:text-style-name="P12" draw:layer="layout" svg:width="2.525cm" svg:height="1.277cm" svg:x="25.409cm" svg:y="7.876cm">
          <text:list text:style-name="L3">
            <text:list-item>
              <text:p text:style-name="P11"><text:span text:style-name="T1">Accesses</text:span></text:p>
            </text:list-item>
            <text:list-item>
              <text:p text:style-name="P11"><text:span text:style-name="T1">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12" draw:layer="layout" svg:width="3.867cm" svg:height="0.769cm" svg:x="11.832cm" svg:y="13.076cm">
          <text:list text:style-name="L3">
            <text:list-header>
              <text:p text:style-name="P11"><text:span text:style-name="T1">S</text:span><text:span text:style-name="T1">t</text:span><text:span text:style-name="T1">o</text:span><text:span text:style-name="T1">r</text:span><text:span text:style-name="T1">e</text:span><text:span text:style-name="T1">s </text:span><text:span text:style-name="T1">R</text:span><text:span text:style-name="T1">e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12" draw:layer="layout" svg:width="3.867cm" svg:height="0.769cm" svg:x="23.251cm" svg:y="13.076cm">
          <text:list text:style-name="L3">
            <text:list-header>
              <text:p text:style-name="P11"><text:span text:style-name="T1">Stores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2" draw:layer="layout" svg:width="2.525cm" svg:height="1.277cm" svg:x="7.109cm" svg:y="7.877cm">
          <text:list text:style-name="L3">
            <text:list-item>
              <text:p text:style-name="P11"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e</text:span><text:span text:style-name="T1">s</text:span></text:p>
            </text:list-item>
            <text:list-item>
              <text:p text:style-name="P11"><text:span text:style-name="T1">R</text:span><text:span text:style-name="T1">e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12" draw:layer="layout" svg:width="2.8cm" svg:height="0.769cm" svg:x="26.975cm" svg:y="3.876cm">
          <text:list text:style-name="L3">
            <text:list-item>
              <text:p text:style-name="P11"><text:span text:style-name="T1">Grant Toke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12" draw:layer="layout" svg:width="3.624cm" svg:height="0.769cm" svg:x="11.664cm" svg:y="6.876cm">
          <text:list text:style-name="L3">
            <text:list-item>
              <text:p text:style-name="P11"><text:span text:style-name="T1">Exchange </text:span><text:span text:style-name="T1">Toke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12" draw:layer="layout" svg:width="3.624cm" svg:height="0.769cm" svg:x="23.222cm" svg:y="6.876cm">
          <text:list text:style-name="L3">
            <text:list-item>
              <text:p text:style-name="P11"><text:span text:style-name="T1">E</text:span><text:span text:style-name="T1">x</text:span><text:span text:style-name="T1">c</text:span><text:span text:style-name="T1">h</text:span><text:span text:style-name="T1">a</text:span><text:span text:style-name="T1">n</text:span><text:span text:style-name="T1">g</text:span><text:span text:style-name="T1">e </text:span><text:span text:style-name="T1">T</text:span><text:span text:style-name="T1">o</text:span><text:span text:style-name="T1">k</text:span><text:span text:style-name="T1">e</text:span><text:span text:style-name="T1">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35.052cm" svg:height="17.272cm" svg:x="0cm" svg:y="0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xml:id="id12" draw:id="id12" draw:layer="layout" svg:width="6.35cm" svg:height="3.302cm" svg:x="20.05cm" svg:y="1.9cm">
          <draw:glue-point draw:id="4" svg:x="-4.982cm" svg:y="-1.538cm"/>
          <draw:glue-point draw:id="5" svg:x="-5.001cm" svg:y="1.792cm"/>
          <draw:glue-point draw:id="6" svg:x="-2.5cm" svg:y="5cm"/>
          <draw:glue-point draw:id="7" svg:x="2.5cm" svg:y="5cm"/>
          <draw:glue-point draw:id="8" svg:x="5.001cm" svg:y="-1.538cm"/>
          <draw:glue-point draw:id="9" svg:x="5.001cm" svg:y="1.538cm"/>
          <text:p text:style-name="P2"><text:span text:style-name="T1">Authorization Server</text:span></text:p>
          <text:p text:style-name="P2"><text:span text:style-name="T1">(AS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" xml:id="id6" draw:id="id6" draw:layer="layout" svg:width="6.35cm" svg:height="3.302cm" svg:x="8.62cm" svg:y="1.9cm">
          <draw:glue-point draw:id="4" svg:x="-2.433cm" svg:y="4.936cm"/>
          <draw:glue-point draw:id="5" svg:x="2.566cm" svg:y="4.936cm"/>
          <draw:glue-point draw:id="6" svg:x="-3.175cm" svg:y="-0.508cm" draw:align="center"/>
          <draw:glue-point draw:id="7" svg:x="-5.001cm" svg:y="1.09cm"/>
          <text:p text:style-name="P2"><text:span text:style-name="T1">Authorization Server</text:span></text:p>
          <text:p text:style-name="P2"><text:span text:style-name="T1">(AS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5" xml:id="id9" draw:id="id9" draw:layer="layout" svg:width="6.35cm" svg:height="3.302cm" svg:x="20.08cm" svg:y="9.52cm">
          <draw:glue-point draw:id="4" svg:x="-5.001cm" svg:y="1.538cm"/>
          <draw:glue-point draw:id="5" svg:x="-5cm" svg:y="4.23cm"/>
          <draw:glue-point draw:id="6" svg:x="-2.5cm" svg:y="-5cm"/>
          <draw:glue-point draw:id="7" svg:x="2.5cm" svg:y="-5cm"/>
          <draw:glue-point draw:id="8" svg:x="5.001cm" svg:y="-1.538cm"/>
          <draw:glue-point draw:id="9" svg:x="5.001cm" svg:y="1.153cm"/>
          <draw:glue-point draw:id="10" svg:x="-5.001cm" svg:y="-4.264cm"/>
          <draw:glue-point draw:id="11" svg:x="-5.001cm" svg:y="-1.571cm"/>
          <text:p text:style-name="P4"><text:span text:style-name="T1">Resource Server/Client</text:span></text:p>
          <text:p text:style-name="P4"><text:span text:style-name="T1">(RS2/Client3)</text:span></text:p>
          <text:p text:style-name="P4"><text:span text:style-name="T1">a.k.a.</text:span></text:p>
          <text:p text:style-name="P4"><text:span text:style-name="T1">Mailbox/Mail Transfer Agent</text:span></text:p>
          <text:p text:style-name="P4"><text:span text:style-name="T1">(MBX2/MTA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7" xml:id="id5" draw:id="id5" draw:layer="layout" svg:width="6.35cm" svg:height="3.302cm" svg:x="8.65cm" svg:y="9.52cm">
          <draw:glue-point draw:id="4" svg:x="-2.5cm" svg:y="-5cm"/>
          <draw:glue-point draw:id="5" svg:x="2.5cm" svg:y="-5cm"/>
          <draw:glue-point draw:id="6" svg:x="5cm" svg:y="-4.23cm"/>
          <draw:glue-point draw:id="7" svg:x="5.001cm" svg:y="1.538cm"/>
          <draw:glue-point draw:id="8" svg:x="5cm" svg:y="4.23cm"/>
          <draw:glue-point draw:id="9" svg:x="-4.982cm" svg:y="-1.538cm"/>
          <draw:glue-point draw:id="10" svg:x="-4.982cm" svg:y="1.153cm"/>
          <draw:glue-point draw:id="11" svg:x="5.001cm" svg:y="-1.571cm"/>
          <text:p text:style-name="P6"><text:span text:style-name="T2">Resource Server/Client</text:span></text:p>
          <text:p text:style-name="P6"><text:span text:style-name="T2">(RS1/Client2)</text:span></text:p>
          <text:p text:style-name="P6"><text:span text:style-name="T2">a.k.a.</text:span></text:p>
          <text:p text:style-name="P6"><text:span text:style-name="T2">Mailbox/Mail Transfer Agent</text:span></text:p>
          <text:p text:style-name="P6"><text:span text:style-name="T2">(MBX1/MTA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8" draw:layer="layout" draw:type="line" svg:x1="10.238cm" svg:y1="9.52cm" svg:x2="10.251cm" svg:y2="5.18cm" draw:start-shape="id5" draw:start-glue-point="4" draw:end-shape="id6" draw:end-glue-point="4" svg:d="M10238 9520l13-4340" svg:viewBox="0 0 14 4341">
          <text:p/>
        </draw:connector>
        <draw:custom-shape draw:style-name="gr40" draw:text-style-name="P16" draw:layer="layout" svg:width="0.777cm" svg:height="0.854cm" svg:x="9.47cm" svg:y="6.896cm">
          <text:list text:style-name="L3">
            <text:list-item>
              <text:p text:style-name="P15"><text:span text:style-name="T3">5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" draw:text-style-name="P16" draw:layer="layout" svg:width="0.777cm" svg:height="0.854cm" svg:x="12.648cm" svg:y="6.897cm">
          <text:list text:style-name="L3">
            <text:list-item>
              <text:p text:style-name="P15"><text:span text:style-name="T3">6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" draw:text-style-name="P16" draw:layer="layout" svg:width="1.016cm" svg:height="0.854cm" svg:x="17.545cm" svg:y="10.798cm">
          <text:list text:style-name="L3">
            <text:list-item>
              <text:p text:style-name="P15"><text:span text:style-name="T3">11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" draw:text-style-name="P16" draw:layer="layout" svg:width="1.053cm" svg:height="0.854cm" svg:x="17.526cm" svg:y="11.698cm">
          <text:list text:style-name="L3">
            <text:list-item>
              <text:p text:style-name="P15"><text:span text:style-name="T3">1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6" draw:text-style-name="P8" draw:layer="layout" svg:x1="17.54cm" svg:y1="0.819cm" svg:x2="17.54cm" svg:y2="16.567cm">
          <text:p/>
        </draw:line>
        <draw:custom-shape draw:style-name="gr44" draw:text-style-name="P10" xml:id="id7" draw:id="id7" draw:layer="layout" svg:width="5.08cm" svg:height="3.302cm" svg:x="1cm" svg:y="5.71cm">
          <draw:glue-point draw:id="4" svg:x="5cm" svg:y="-3.846cm"/>
          <draw:glue-point draw:id="5" svg:x="5cm" svg:y="-1.153cm"/>
          <draw:glue-point draw:id="6" svg:x="5cm" svg:y="1.153cm"/>
          <draw:glue-point draw:id="7" svg:x="5cm" svg:y="3.846cm"/>
          <text:p text:style-name="P9"><text:span text:style-name="T2">Client</text:span></text:p>
          <text:p text:style-name="P9"><text:span text:style-name="T2">(Client1)</text:span></text:p>
          <text:p text:style-name="P9"><text:span text:style-name="T2">a.k.a.</text:span></text:p>
          <text:p text:style-name="P9"><text:span text:style-name="T2">Webmail</text:span></text:p>
          <text:p text:style-name="P9"><text:span text:style-name="T2">(App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0" xml:id="id8" draw:id="id8" draw:layer="layout" svg:width="5.08cm" svg:height="3.302cm" svg:x="28.94cm" svg:y="5.71cm">
          <draw:glue-point draw:id="4" svg:x="-5cm" svg:y="-3.846cm"/>
          <draw:glue-point draw:id="5" svg:x="-5cm" svg:y="-1.153cm"/>
          <draw:glue-point draw:id="6" svg:x="-5cm" svg:y="1.153cm"/>
          <draw:glue-point draw:id="7" svg:x="-5cm" svg:y="3.846cm"/>
          <text:p text:style-name="P9"><text:span text:style-name="T2">Client</text:span></text:p>
          <text:p text:style-name="P9"><text:span text:style-name="T2">(Client4)</text:span></text:p>
          <text:p text:style-name="P9"><text:span text:style-name="T2">a.k.a.</text:span></text:p>
          <text:p text:style-name="P9"><text:span text:style-name="T2">Webmail</text:span></text:p>
          <text:p text:style-name="P9"><text:span text:style-name="T2">(APP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8" draw:layer="layout" draw:type="line" svg:x1="6.08cm" svg:y1="6.092cm" svg:x2="8.62cm" svg:y2="3.043cm" draw:start-shape="id7" draw:start-glue-point="4" draw:end-shape="id6" draw:end-glue-point="6" svg:d="M6080 6092l2540-3049" svg:viewBox="0 0 2541 3050">
          <text:p/>
        </draw:connector>
        <draw:connector draw:style-name="gr39" draw:text-style-name="P8" draw:layer="layout" draw:type="line" svg:x1="8.62cm" svg:y1="3.91cm" svg:x2="6.08cm" svg:y2="6.981cm" draw:start-shape="id6" draw:start-glue-point="7" draw:end-shape="id7" draw:end-glue-point="5" svg:d="M8620 3910l-2540 3071" svg:viewBox="0 0 2541 3072">
          <text:p/>
        </draw:connector>
        <draw:connector draw:style-name="gr39" draw:text-style-name="P8" draw:layer="layout" draw:type="line" svg:x1="6.08cm" svg:y1="7.741cm" svg:x2="8.662cm" svg:y2="10.664cm" draw:start-shape="id7" draw:start-glue-point="6" draw:end-shape="id5" draw:end-glue-point="9" svg:d="M6080 7741l2582 2923" svg:viewBox="0 0 2583 2924">
          <text:p/>
        </draw:connector>
        <draw:connector draw:style-name="gr39" draw:text-style-name="P8" draw:layer="layout" draw:type="line" svg:x1="8.662cm" svg:y1="11.551cm" svg:x2="6.08cm" svg:y2="8.63cm" draw:start-shape="id5" draw:start-glue-point="10" draw:end-shape="id7" draw:end-glue-point="7" svg:d="M8662 11551l-2582-2921" svg:viewBox="0 0 2583 2922">
          <text:p/>
        </draw:connector>
        <draw:connector draw:style-name="gr39" draw:text-style-name="P8" draw:layer="layout" draw:type="line" svg:x1="28.94cm" svg:y1="7.741cm" svg:x2="26.43cm" svg:y2="10.664cm" draw:start-shape="id8" draw:start-glue-point="6" draw:end-shape="id9" draw:end-glue-point="8" svg:d="M28940 7741l-2510 2923" svg:viewBox="0 0 2511 2924">
          <text:p/>
        </draw:connector>
        <draw:connector draw:style-name="gr39" draw:text-style-name="P8" draw:layer="layout" draw:type="line" svg:x1="26.43cm" svg:y1="11.551cm" svg:x2="28.94cm" svg:y2="8.63cm" draw:start-shape="id9" draw:start-glue-point="9" draw:end-shape="id8" draw:end-glue-point="7" svg:d="M26430 11551l2510-2921" svg:viewBox="0 0 2511 2922">
          <text:p/>
        </draw:connector>
        <draw:custom-shape draw:style-name="gr46" draw:text-style-name="P16" draw:layer="layout" svg:width="0.777cm" svg:height="0.854cm" svg:x="6.593cm" svg:y="3.85cm">
          <text:list text:style-name="L3">
            <text:list-item>
              <text:p text:style-name="P15"><text:span text:style-name="T3">1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16" draw:layer="layout" svg:width="0.777cm" svg:height="0.854cm" svg:x="7.311cm" svg:y="5.329cm">
          <text:list text:style-name="L3">
            <text:list-item>
              <text:p text:style-name="P15"><text:span text:style-name="T3">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16" draw:layer="layout" svg:width="0.777cm" svg:height="0.854cm" svg:x="7.234cm" svg:y="8.337cm">
          <text:list text:style-name="L3">
            <text:list-item>
              <text:p text:style-name="P15"><text:span text:style-name="T3">3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16" draw:layer="layout" svg:width="0.777cm" svg:height="0.854cm" svg:x="6.548cm" svg:y="9.915cm">
          <text:list text:style-name="L3">
            <text:list-item>
              <text:p text:style-name="P15"><text:span text:style-name="T3">4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16" draw:layer="layout" svg:width="1.053cm" svg:height="0.854cm" svg:x="27.595cm" svg:y="3.793cm">
          <text:list text:style-name="L3">
            <text:list-item>
              <text:p text:style-name="P15"><text:span text:style-name="T3">14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16" draw:layer="layout" svg:width="1.053cm" svg:height="0.854cm" svg:x="26.72cm" svg:y="5.453cm">
          <text:list text:style-name="L3">
            <text:list-item>
              <text:p text:style-name="P15"><text:span text:style-name="T3">13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6" draw:layer="layout" svg:width="1.053cm" svg:height="0.854cm" svg:x="26.766cm" svg:y="8.373cm">
          <text:list text:style-name="L3">
            <text:list-item>
              <text:p text:style-name="P15"><text:span text:style-name="T3">15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16" draw:layer="layout" svg:width="1.053cm" svg:height="0.854cm" svg:x="27.71cm" svg:y="9.912cm">
          <text:list text:style-name="L3">
            <text:list-item>
              <text:p text:style-name="P15"><text:span text:style-name="T3">16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14" xml:id="id10" draw:id="id10" draw:layer="layout" svg:width="3.048cm" svg:height="2.54cm" svg:x="10.301cm" svg:y="14.092cm">
          <text:p text:style-name="P13"><text:span text:style-name="T1">Store</text:span></text:p>
          <text:p text:style-name="P13"><text:span text:style-name="T1">(Store1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5" draw:text-style-name="P14" xml:id="id11" draw:id="id11" draw:layer="layout" svg:width="3.048cm" svg:height="2.54cm" svg:x="21.731cm" svg:y="14.092cm">
          <text:p text:style-name="P13"><text:span text:style-name="T1">Store</text:span></text:p>
          <text:p text:style-name="P13"><text:span text:style-name="T1">(Store2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8" draw:layer="layout" draw:type="line" svg:x1="11.825cm" svg:y1="14.092cm" svg:x2="11.825cm" svg:y2="12.822cm" draw:start-shape="id10" draw:start-glue-point="5" draw:end-shape="id5" draw:end-glue-point="2" svg:d="M11825 14092v-1270" svg:viewBox="0 0 1 1271">
          <text:p/>
        </draw:connector>
        <draw:connector draw:style-name="gr12" draw:text-style-name="P8" draw:layer="layout" draw:type="line" svg:x1="23.255cm" svg:y1="14.092cm" svg:x2="23.255cm" svg:y2="12.822cm" draw:start-shape="id11" draw:start-glue-point="5" draw:end-shape="id9" draw:end-glue-point="2" svg:d="M23255 14092v-1270" svg:viewBox="0 0 1 1271">
          <text:p/>
        </draw:connector>
        <draw:custom-shape draw:style-name="gr56" draw:text-style-name="P16" draw:layer="layout" svg:width="3.447cm" svg:height="0.854cm" svg:x="10.093cm" svg:y="0.599cm">
          <text:list text:style-name="L3">
            <text:list-item>
              <text:p text:style-name="P15"><text:span text:style-name="T3">example.co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16" draw:layer="layout" svg:width="3.228cm" svg:height="0.854cm" svg:x="21.626cm" svg:y="0.6cm">
          <text:list text:style-name="L3">
            <text:list-item>
              <text:p text:style-name="P15"><text:span text:style-name="T3">example.org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16" draw:layer="layout" svg:width="4.969cm" svg:height="0.854cm" svg:x="1.11cm" svg:y="4.4cm">
          <text:list text:style-name="L3">
            <text:list-item>
              <text:p text:style-name="P15"><text:span text:style-name="T3">alice@example.co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16" draw:layer="layout" svg:width="4.557cm" svg:height="0.854cm" svg:x="29.216cm" svg:y="4.401cm">
          <text:list text:style-name="L3">
            <text:list-item>
              <text:p text:style-name="P15"><text:span text:style-name="T3">bob@example.org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9" draw:text-style-name="P8" draw:layer="layout" draw:type="line" svg:x1="21.668cm" svg:y1="9.52cm" svg:x2="21.638cm" svg:y2="5.202cm" draw:start-shape="id9" draw:start-glue-point="6" draw:end-shape="id12" draw:end-glue-point="6" svg:d="M21668 9520l-30-4318" svg:viewBox="0 0 31 4319">
          <text:p/>
        </draw:connector>
        <draw:connector draw:style-name="gr39" draw:text-style-name="P8" draw:layer="layout" draw:type="line" svg:x1="24.812cm" svg:y1="5.202cm" svg:x2="24.842cm" svg:y2="9.52cm" draw:start-shape="id12" draw:start-glue-point="7" draw:end-shape="id9" draw:end-glue-point="7" svg:d="M24812 5202l30 4318" svg:viewBox="0 0 31 4319">
          <text:p/>
        </draw:connector>
        <draw:connector draw:style-name="gr39" draw:text-style-name="P8" draw:layer="layout" draw:type="line" svg:x1="13.424cm" svg:y1="5.18cm" svg:x2="13.412cm" svg:y2="9.52cm" draw:start-shape="id6" draw:start-glue-point="5" draw:end-shape="id5" draw:end-glue-point="5" svg:d="M13424 5180l-12 4340" svg:viewBox="0 0 13 4341">
          <text:p/>
        </draw:connector>
        <draw:connector draw:style-name="gr39" draw:text-style-name="P8" draw:layer="layout" draw:type="line" svg:x1="15cm" svg:y1="9.775cm" svg:x2="20.08cm" svg:y2="9.764cm" draw:start-shape="id5" draw:start-glue-point="6" draw:end-shape="id9" draw:end-glue-point="10" svg:d="M15000 9775l5080-11" svg:viewBox="0 0 5081 12">
          <text:p/>
        </draw:connector>
        <draw:connector draw:style-name="gr39" draw:text-style-name="P8" draw:layer="layout" draw:type="line" svg:x1="20.08cm" svg:y1="10.653cm" svg:x2="15cm" svg:y2="10.653cm" draw:start-shape="id9" draw:start-glue-point="11" draw:end-shape="id5" draw:end-glue-point="11" svg:d="M20080 10653h-5080" svg:viewBox="0 0 5081 1">
          <text:p/>
        </draw:connector>
        <draw:connector draw:style-name="gr39" draw:text-style-name="P8" draw:layer="layout" draw:type="line" svg:x1="20.08cm" svg:y1="11.678cm" svg:x2="15cm" svg:y2="11.678cm" draw:start-shape="id9" draw:start-glue-point="4" draw:end-shape="id5" draw:end-glue-point="7" svg:d="M20080 11678h-5080" svg:viewBox="0 0 5081 1">
          <text:p/>
        </draw:connector>
        <draw:connector draw:style-name="gr39" draw:text-style-name="P8" draw:layer="layout" draw:type="line" svg:x1="15cm" svg:y1="12.567cm" svg:x2="20.08cm" svg:y2="12.567cm" draw:start-shape="id5" draw:start-glue-point="8" draw:end-shape="id9" draw:end-glue-point="5" svg:d="M15000 12567h5080" svg:viewBox="0 0 5081 1">
          <text:p/>
        </draw:connector>
        <draw:custom-shape draw:style-name="gr60" draw:text-style-name="P16" draw:layer="layout" svg:width="0.777cm" svg:height="0.854cm" svg:x="16.772cm" svg:y="8.899cm">
          <text:list text:style-name="L3">
            <text:list-item>
              <text:p text:style-name="P15"><text:span text:style-name="T3">7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6" draw:layer="layout" svg:width="0.777cm" svg:height="0.854cm" svg:x="16.772cm" svg:y="9.799cm">
          <text:list text:style-name="L3">
            <text:list-item>
              <text:p text:style-name="P15"><text:span text:style-name="T3">8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16" draw:layer="layout" svg:width="0.777cm" svg:height="0.854cm" svg:x="20.87cm" svg:y="6.897cm">
          <text:list text:style-name="L3">
            <text:list-item>
              <text:p text:style-name="P15"><text:span text:style-name="T3">9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3" draw:text-style-name="P16" draw:layer="layout" svg:width="1.053cm" svg:height="0.854cm" svg:x="23.91cm" svg:y="6.898cm">
          <text:list text:style-name="L3">
            <text:list-item>
              <text:p text:style-name="P15"><text:span text:style-name="T3">10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9" draw:text-style-name="P8" draw:layer="layout" draw:type="line" svg:x1="28.94cm" svg:y1="6.981cm" svg:x2="26.4cm" svg:y2="4.058cm" draw:start-shape="id8" draw:start-glue-point="5" draw:end-shape="id12" draw:end-glue-point="9" svg:d="M28940 6981l-2540-2923" svg:viewBox="0 0 2541 2924">
          <text:p/>
        </draw:connector>
        <draw:connector draw:style-name="gr39" draw:text-style-name="P8" draw:layer="layout" draw:type="line" svg:x1="26.4cm" svg:y1="3.044cm" svg:x2="28.94cm" svg:y2="6.092cm" draw:start-shape="id12" draw:start-glue-point="8" draw:end-shape="id8" draw:end-glue-point="4" svg:d="M26400 3044l2540 3048" svg:viewBox="0 0 2541 304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hatch draw:name="Red_20_90_20_Degrees_20_Crossed_20_15" draw:display-name="Red 90 Degrees Crossed 15" draw:style="double" draw:color="#bd9398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fill-image draw:name="Bitmap_20_29" draw:display-name="Bitmap 29" xlink:href="Pictures/10000000000000080000000815A35238.png" xlink:type="simple" xlink:show="embed" xlink:actuate="onLoad"/>
    <draw:fill-image draw:name="Bitmap_20_30" draw:display-name="Bitmap 30" xlink:href="Pictures/10000000000000080000000807DAA7F1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50" draw:display-name="Arrowheads 50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052cm" fo:page-height="17.2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5-01-22T13:48:43.831935383</dc:date>
    <dc:creator>Igor Zboran</dc:creator>
    <meta:editing-duration>P2DT21H13M7S</meta:editing-duration>
    <meta:editing-cycles>698</meta:editing-cycles>
    <meta:generator>LibreOffice/24.8.3.2$Linux_X86_64 LibreOffice_project/e14c9fdd1f585efcbb2c5363087a99d20928d522</meta:generator>
    <meta:document-statistic meta:object-count="92"/>
  </office:meta>
</office:document-meta>
</file>